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oe Bloggs</dc:creator>
            <dc:date>2010-06-23T11:00:00</dc:date>
          </delta:change-info>
        </delta:change-transaction>
      </delta:tracked-changes>
      <text:h text:outline-level="1" text:style-name="P1">Paragraph Addition Then Deletion</text:h>
      <text:p text:style-name="P2">In this example, a paragraph will be added after this one in the next version and then deleted again in the version after that.</text:p>
      <delta:removed-content delta:removal-change-idref="D">
        <text:p delta:insertion-change-idref="I" delta:insertion-type="insert-with-content" text:style-name="P2"><text:span text:style-name="T1">This paragraph was inserted. It will then we deleted.</text:span></text:p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1T14:10:32</dc:date>
    <meta:creation-date>2010-06-25T10:57:36</meta:creation-date>
    <dc:creator>Tristan Mitchell</dc:creator>
  </office:meta>
</office:document-meta>
</file>